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ValueArgumentResolverTests.assertCookie( String key , String ...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okieValueArgumentResolverTests.cooki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